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Roboto Mono" svg:font-family="'Roboto Mono'" style:font-family-generic="modern" style:font-pitch="fixed"/>
    <style:font-face style:name="Roboto Slab" svg:font-family="'Roboto Slab'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da1884" loext:opacity="100%" style:font-name="Roboto Slab" fo:font-size="14pt" style:text-underline-style="none" fo:font-weight="bold" officeooo:rsid="0013962f" officeooo:paragraph-rsid="0013962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style:font-name="Roboto Slab" fo:font-size="14pt" style:text-underline-style="none" fo:font-weight="normal" officeooo:rsid="0013962f" officeooo:paragraph-rsid="0013962f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style:font-name="Roboto Slab" fo:font-size="12pt" style:text-underline-style="none" fo:font-weight="normal" officeooo:rsid="0013962f" officeooo:paragraph-rsid="0013962f" style:font-size-asian="12pt" style:font-weight-asian="normal" style:font-size-complex="12pt" style:font-weight-complex="normal"/>
    </style:style>
    <style:style style:name="P6" style:family="paragraph" style:parent-style-name="Header">
      <style:paragraph-properties fo:text-align="center" style:justify-single-word="false"/>
      <style:text-properties fo:color="#da1884" loext:opacity="100%" style:font-name="Roboto Slab" fo:font-size="12pt" style:text-underline-style="none" fo:font-weight="normal" officeooo:rsid="0013962f" officeooo:paragraph-rsid="00140a7e" style:font-size-asian="12pt" style:font-weight-asian="normal" style:font-size-complex="12pt" style:font-weight-complex="normal"/>
    </style:style>
    <style:style style:name="P7" style:family="paragraph" style:parent-style-name="Footer">
      <style:paragraph-properties fo:text-align="center" style:justify-single-word="false"/>
      <style:text-properties fo:color="#da1884" loext:opacity="100%" style:font-name="Roboto Slab" fo:font-size="12pt" officeooo:paragraph-rsid="00140a7e" style:font-size-asian="12pt" style:font-size-complex="12pt"/>
    </style:style>
    <style:style style:name="P8" style:family="paragraph" style:parent-style-name="Header">
      <style:paragraph-properties fo:text-align="center" style:justify-single-word="false"/>
      <style:text-properties fo:color="#da1884" loext:opacity="100%" style:font-name="Roboto Slab" fo:font-size="12pt" officeooo:rsid="0013962f" officeooo:paragraph-rsid="00140a7e" style:font-size-asian="12pt" style:font-size-complex="12pt"/>
    </style:style>
    <style:style style:name="P9" style:family="paragraph" style:parent-style-name="Header">
      <style:paragraph-properties fo:text-align="center" style:justify-single-word="false"/>
      <style:text-properties fo:color="#da1884" loext:opacity="100%" style:font-name="Roboto Mono" fo:font-size="12pt" officeooo:rsid="0013962f" officeooo:paragraph-rsid="00140a7e" style:font-size-asian="12pt" style:font-size-complex="12pt"/>
    </style:style>
    <style:style style:name="P10" style:family="paragraph" style:parent-style-name="Horizontal_20_Line">
      <loext:graphic-properties draw:fill-gradient-name="gradient" draw:fill-hatch-name="hatch"/>
      <style:text-properties style:font-name="Roboto Slab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0a7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Roboto Mono"/>
    </style:style>
    <style:style style:name="T5" style:family="text">
      <style:text-properties style:font-name="Roboto Mono" officeooo:rsid="001695e7"/>
    </style:style>
    <style:style style:name="T6" style:family="text">
      <style:text-properties style:font-name="Roboto Mono" style:text-underline-style="none" fo:font-weight="normal" style:font-weight-asian="normal" style:font-weight-complex="normal"/>
    </style:style>
    <style:style style:name="T7" style:family="text">
      <style:text-properties style:font-name="Roboto Mono" officeooo:rsid="001a22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, World!</text:p>
      <text:p text:style-name="P4"/>
      <text:p text:style-name="P10"/>
      <text:p text:style-name="P5"/>
      <text:p text:style-name="P6"><text:span text:style-name="T4">2023-08-2</text:span><text:span text:style-name="T7">6</text:span> Nicole Sharp</text:p>
      <text:p text:style-name="P9"><text:span text:style-name="T2">https://www.</text:span><text:span text:style-name="T1">nicolesharp.net</text:span><text:span text:style-name="T2">/</text:span></text:p>
      <text:p text:style-name="P8"/>
      <text:p text:style-name="P7"><text:span text:style-name="T1">Except where otherwise noted, content on </text:span><text:span text:style-name="T3">Nicole Sharp's Website</text:span><text:span text:style-name="T1"> is licensed under the </text:span><text:span text:style-name="T3">Creative Commons Attribution-ShareAlike (CC BY-SA) 4.0 International Public License</text:span><text:span text:style-name="T1">.<text:line-break/></text:span><text:span text:style-name="T6">https://www.creativecommons.org/licenses/by-sa/4.0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Roboto Mono" svg:font-family="'Roboto Mono'" style:font-family-generic="modern" style:font-pitch="fixed"/>
    <style:font-face style:name="Roboto Slab" svg:font-family="'Roboto Slab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da1884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6T22:35:04.316000000</dc:date>
    <dc:creator>Nicole Sharp</dc:creator>
    <meta:editing-duration>PT14M43S</meta:editing-duration>
    <meta:editing-cycles>8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4" meta:word-count="29" meta:character-count="286" meta:non-whitespace-character-count="261"/>
  </office:meta>
</office:document-meta>
</file>